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495cm" svg:height="11.303cm" svg:x="1.095cm" svg:y="2.5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.59cm" svg:height="12.174cm" svg:x="1cm" svg:y="14.35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8.448cm" svg:height="0.962cm" svg:x="6.588cm" svg:y="1.635cm">
          <draw:text-box>
            <text:p>Абсолютное время работы</text:p>
          </draw:text-box>
        </draw:frame>
      </draw:page>
      <draw:page draw:name="page2" draw:style-name="dp1" draw:master-page-name="Default">
        <draw:frame draw:style-name="gr1" draw:text-style-name="P1" draw:layer="layout" svg:width="19.46cm" svg:height="11.557cm" svg:x="1.13cm" svg:y="3.03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9.082cm" svg:height="12.079cm" svg:x="1.508cm" svg:y="14.7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9.358cm" svg:height="0.962cm" svg:x="6.207cm" svg:y="1.381cm">
          <draw:text-box>
            <text:p>Относительное время работы</text:p>
          </draw:text-box>
        </draw:frame>
      </draw:page>
      <draw:page draw:name="page3" draw:style-name="dp1" draw:master-page-name="Default">
        <draw:frame draw:style-name="gr3" draw:text-style-name="P2" draw:layer="layout" svg:width="18.049cm" svg:height="5.228cm" svg:x="2.651cm" svg:y="2.27cm">
          <draw:text-box>
            <text:p>Вывод: Крускал показал абсолютно худшее время работы, </text:p>
            <text:p>Прима и борувка шли почти наравне, соответственно </text:p>
            <text:p>Предпочтительнее при работе испльзовать их. Прима чуть</text:p>
            <text:p>Быстрее, борувка позволяет параллелить.</text:p>
            <text:p/>
            <text:p>БустПрима показал себя хорошо, а вот бустКраскала</text:p>
            <text:p>Работает долго, должно быть исправимо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5T03:29:31.572875648</meta:creation-date>
    <dc:date>2015-05-25T03:35:16.313098243</dc:date>
    <meta:editing-duration>PT5M44S</meta:editing-duration>
    <meta:editing-cycles>1</meta:editing-cycles>
    <meta:document-statistic meta:object-count="7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96cm" svg:height="11.304cm" xlink:href="." xlink:type="simple" chart:class="chart:scatter" chart:style-name="ch1">
        <chart:legend chart:legend-position="end" svg:x="15.929cm" svg:y="4.357cm" style:legend-expansion="high" chart:style-name="ch2"/>
        <chart:plot-area chart:style-name="ch3" chart:data-source-has-labels="both" svg:x="0.389cm" svg:y="0.226cm" svg:width="15.151cm" svg:height="10.852cm">
          <chartooo:coordinate-region svg:x="1.116cm" svg:y="0.426cm" svg:width="14.237cm" svg:height="10.00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series chart:style-name="ch9" chart:values-cell-range-address="local-table.$F$2:.$F$11" chart:label-cell-address="local-table.$F$1" chart:class="chart:scatter">
            <chart:data-point chart:repeated="10"/>
          </chart:series>
          <chart:series chart:style-name="ch10" chart:values-cell-range-address="local-table.$G$2:.$G$11" chart:label-cell-address="local-table.$G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рускала</text:p>
              </table:table-cell>
              <table:table-cell office:value-type="string">
                <text:p>Прима</text:p>
              </table:table-cell>
              <table:table-cell office:value-type="string">
                <text:p>Борувка</text:p>
              </table:table-cell>
              <table:table-cell office:value-type="string">
                <text:p>буст прим</text:p>
              </table:table-cell>
              <table:table-cell office:value-type="string">
                <text:p>буст крускал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391531">
                <text:p>0.007391531</text:p>
              </table:table-cell>
              <table:table-cell office:value-type="float" office:value="0.005448121">
                <text:p>0.005448121</text:p>
              </table:table-cell>
              <table:table-cell office:value-type="float" office:value="0.005142913">
                <text:p>0.005142913</text:p>
              </table:table-cell>
              <table:table-cell office:value-type="float" office:value="0.003160669">
                <text:p>0.003160669</text:p>
              </table:table-cell>
              <table:table-cell office:value-type="float" office:value="0.0243294">
                <text:p>0.0243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71049">
                <text:p>0.01571049</text:p>
              </table:table-cell>
              <table:table-cell office:value-type="float" office:value="0.009829263">
                <text:p>0.009829263</text:p>
              </table:table-cell>
              <table:table-cell office:value-type="float" office:value="0.009470307">
                <text:p>0.009470307</text:p>
              </table:table-cell>
              <table:table-cell office:value-type="float" office:value="0.007043732">
                <text:p>0.007043732</text:p>
              </table:table-cell>
              <table:table-cell office:value-type="float" office:value="0.06185752">
                <text:p>0.06185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455753">
                <text:p>0.02455753</text:p>
              </table:table-cell>
              <table:table-cell office:value-type="float" office:value="0.01491461">
                <text:p>0.01491461</text:p>
              </table:table-cell>
              <table:table-cell office:value-type="float" office:value="0.01526963">
                <text:p>0.01526963</text:p>
              </table:table-cell>
              <table:table-cell office:value-type="float" office:value="0.0111691">
                <text:p>0.0111691</text:p>
              </table:table-cell>
              <table:table-cell office:value-type="float" office:value="0.1066821">
                <text:p>0.10668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312454">
                <text:p>0.03312454</text:p>
              </table:table-cell>
              <table:table-cell office:value-type="float" office:value="0.0186312">
                <text:p>0.0186312</text:p>
              </table:table-cell>
              <table:table-cell office:value-type="float" office:value="0.02111032">
                <text:p>0.02111032</text:p>
              </table:table-cell>
              <table:table-cell office:value-type="float" office:value="0.01506371">
                <text:p>0.01506371</text:p>
              </table:table-cell>
              <table:table-cell office:value-type="float" office:value="0.156328">
                <text:p>0.156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264185">
                <text:p>0.04264185</text:p>
              </table:table-cell>
              <table:table-cell office:value-type="float" office:value="0.02172899">
                <text:p>0.02172899</text:p>
              </table:table-cell>
              <table:table-cell office:value-type="float" office:value="0.02611078">
                <text:p>0.02611078</text:p>
              </table:table-cell>
              <table:table-cell office:value-type="float" office:value="0.01911547">
                <text:p>0.01911547</text:p>
              </table:table-cell>
              <table:table-cell office:value-type="float" office:value="0.2061737">
                <text:p>0.2061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178375">
                <text:p>0.05178375</text:p>
              </table:table-cell>
              <table:table-cell office:value-type="float" office:value="0.02887532">
                <text:p>0.02887532</text:p>
              </table:table-cell>
              <table:table-cell office:value-type="float" office:value="0.03008164">
                <text:p>0.03008164</text:p>
              </table:table-cell>
              <table:table-cell office:value-type="float" office:value="0.02307153">
                <text:p>0.02307153</text:p>
              </table:table-cell>
              <table:table-cell office:value-type="float" office:value="0.26084">
                <text:p>0.26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13519">
                <text:p>0.0613519</text:p>
              </table:table-cell>
              <table:table-cell office:value-type="float" office:value="0.03261221">
                <text:p>0.03261221</text:p>
              </table:table-cell>
              <table:table-cell office:value-type="float" office:value="0.03717793">
                <text:p>0.03717793</text:p>
              </table:table-cell>
              <table:table-cell office:value-type="float" office:value="0.0268707">
                <text:p>0.0268707</text:p>
              </table:table-cell>
              <table:table-cell office:value-type="float" office:value="0.31603">
                <text:p>0.31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173922">
                <text:p>0.07173922</text:p>
              </table:table-cell>
              <table:table-cell office:value-type="float" office:value="0.03624851">
                <text:p>0.03624851</text:p>
              </table:table-cell>
              <table:table-cell office:value-type="float" office:value="0.04122066">
                <text:p>0.04122066</text:p>
              </table:table-cell>
              <table:table-cell office:value-type="float" office:value="0.03203597">
                <text:p>0.03203597</text:p>
              </table:table-cell>
              <table:table-cell office:value-type="float" office:value="0.3751999">
                <text:p>0.3751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472573">
                <text:p>0.08472573</text:p>
              </table:table-cell>
              <table:table-cell office:value-type="float" office:value="0.04268473">
                <text:p>0.04268473</text:p>
              </table:table-cell>
              <table:table-cell office:value-type="float" office:value="0.04699276">
                <text:p>0.04699276</text:p>
              </table:table-cell>
              <table:table-cell office:value-type="float" office:value="0.03770528">
                <text:p>0.03770528</text:p>
              </table:table-cell>
              <table:table-cell office:value-type="float" office:value="0.4379466">
                <text:p>0.4379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752226">
                <text:p>0.09752226</text:p>
              </table:table-cell>
              <table:table-cell office:value-type="float" office:value="0.04502746">
                <text:p>0.04502746</text:p>
              </table:table-cell>
              <table:table-cell office:value-type="float" office:value="0.05572918">
                <text:p>0.05572918</text:p>
              </table:table-cell>
              <table:table-cell office:value-type="float" office:value="0.04019905">
                <text:p>0.04019905</text:p>
              </table:table-cell>
              <table:table-cell office:value-type="float" office:value="0.5445223">
                <text:p>0.5445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91cm" svg:height="12.175cm" xlink:href="." xlink:type="simple" chart:class="chart:scatter" chart:style-name="ch1">
        <chart:legend chart:legend-position="end" svg:x="16.024cm" svg:y="4.792cm" style:legend-expansion="high" chart:style-name="ch2"/>
        <chart:plot-area chart:style-name="ch3" chart:data-source-has-labels="both" svg:x="0.391cm" svg:y="0.243cm" svg:width="15.242cm" svg:height="11.689cm">
          <chartooo:coordinate-region svg:x="1.303cm" svg:y="0.442cm" svg:width="14.143cm" svg:height="10.843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series chart:style-name="ch9" chart:values-cell-range-address="local-table.$F$2:.$F$11" chart:label-cell-address="local-table.$F$1" chart:class="chart:scatter">
            <chart:data-point chart:repeated="10"/>
          </chart:series>
          <chart:series chart:style-name="ch10" chart:values-cell-range-address="local-table.$G$2:.$G$11" chart:label-cell-address="local-table.$G$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рускала</text:p>
              </table:table-cell>
              <table:table-cell office:value-type="string">
                <text:p>Прима</text:p>
              </table:table-cell>
              <table:table-cell office:value-type="string">
                <text:p>Борувка</text:p>
              </table:table-cell>
              <table:table-cell office:value-type="string">
                <text:p>буст прим</text:p>
              </table:table-cell>
              <table:table-cell office:value-type="string">
                <text:p>буст крускала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391531">
                <text:p>0.007391531</text:p>
              </table:table-cell>
              <table:table-cell office:value-type="float" office:value="0.005448121">
                <text:p>0.005448121</text:p>
              </table:table-cell>
              <table:table-cell office:value-type="float" office:value="0.005142913">
                <text:p>0.005142913</text:p>
              </table:table-cell>
              <table:table-cell office:value-type="float" office:value="0.003160669">
                <text:p>0.003160669</text:p>
              </table:table-cell>
              <table:table-cell office:value-type="float" office:value="0.0243294">
                <text:p>0.0243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855245">
                <text:p>0.007855245</text:p>
              </table:table-cell>
              <table:table-cell office:value-type="float" office:value="0.0049146315">
                <text:p>0.0049146315</text:p>
              </table:table-cell>
              <table:table-cell office:value-type="float" office:value="0.0047351535">
                <text:p>0.0047351535</text:p>
              </table:table-cell>
              <table:table-cell office:value-type="float" office:value="0.003521866">
                <text:p>0.003521866</text:p>
              </table:table-cell>
              <table:table-cell office:value-type="float" office:value="0.03092876">
                <text:p>0.03092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818584333333333">
                <text:p>0.00818584333333333</text:p>
              </table:table-cell>
              <table:table-cell office:value-type="float" office:value="0.00497153666666667">
                <text:p>0.00497153666666667</text:p>
              </table:table-cell>
              <table:table-cell office:value-type="float" office:value="0.00508987666666667">
                <text:p>0.00508987666666667</text:p>
              </table:table-cell>
              <table:table-cell office:value-type="float" office:value="0.00372303333333333">
                <text:p>0.00372303333333333</text:p>
              </table:table-cell>
              <table:table-cell office:value-type="float" office:value="0.0355607">
                <text:p>0.035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281135">
                <text:p>0.008281135</text:p>
              </table:table-cell>
              <table:table-cell office:value-type="float" office:value="0.0046578">
                <text:p>0.0046578</text:p>
              </table:table-cell>
              <table:table-cell office:value-type="float" office:value="0.00527758">
                <text:p>0.00527758</text:p>
              </table:table-cell>
              <table:table-cell office:value-type="float" office:value="0.0037659275">
                <text:p>0.0037659275</text:p>
              </table:table-cell>
              <table:table-cell office:value-type="float" office:value="0.039082">
                <text:p>0.039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852837">
                <text:p>0.00852837</text:p>
              </table:table-cell>
              <table:table-cell office:value-type="float" office:value="0.004345798">
                <text:p>0.004345798</text:p>
              </table:table-cell>
              <table:table-cell office:value-type="float" office:value="0.005222156">
                <text:p>0.005222156</text:p>
              </table:table-cell>
              <table:table-cell office:value-type="float" office:value="0.003823094">
                <text:p>0.003823094</text:p>
              </table:table-cell>
              <table:table-cell office:value-type="float" office:value="0.04123474">
                <text:p>0.04123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8630625">
                <text:p>0.008630625</text:p>
              </table:table-cell>
              <table:table-cell office:value-type="float" office:value="0.00481255333333333">
                <text:p>0.00481255333333333</text:p>
              </table:table-cell>
              <table:table-cell office:value-type="float" office:value="0.00501360666666667">
                <text:p>0.00501360666666667</text:p>
              </table:table-cell>
              <table:table-cell office:value-type="float" office:value="0.003845255">
                <text:p>0.003845255</text:p>
              </table:table-cell>
              <table:table-cell office:value-type="float" office:value="0.0434733333333333">
                <text:p>0.04347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76455714285714">
                <text:p>0.00876455714285714</text:p>
              </table:table-cell>
              <table:table-cell office:value-type="float" office:value="0.00465888714285714">
                <text:p>0.00465888714285714</text:p>
              </table:table-cell>
              <table:table-cell office:value-type="float" office:value="0.00531113285714286">
                <text:p>0.00531113285714286</text:p>
              </table:table-cell>
              <table:table-cell office:value-type="float" office:value="0.00383867142857143">
                <text:p>0.00383867142857143</text:p>
              </table:table-cell>
              <table:table-cell office:value-type="float" office:value="0.0451471428571429">
                <text:p>0.04514714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9674025">
                <text:p>0.0089674025</text:p>
              </table:table-cell>
              <table:table-cell office:value-type="float" office:value="0.00453106375">
                <text:p>0.00453106375</text:p>
              </table:table-cell>
              <table:table-cell office:value-type="float" office:value="0.0051525825">
                <text:p>0.0051525825</text:p>
              </table:table-cell>
              <table:table-cell office:value-type="float" office:value="0.00400449625">
                <text:p>0.00400449625</text:p>
              </table:table-cell>
              <table:table-cell office:value-type="float" office:value="0.0468999875">
                <text:p>0.0468999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941397">
                <text:p>0.00941397</text:p>
              </table:table-cell>
              <table:table-cell office:value-type="float" office:value="0.00474274777777778">
                <text:p>0.00474274777777778</text:p>
              </table:table-cell>
              <table:table-cell office:value-type="float" office:value="0.00522141777777778">
                <text:p>0.00522141777777778</text:p>
              </table:table-cell>
              <table:table-cell office:value-type="float" office:value="0.00418947555555556">
                <text:p>0.00418947555555556</text:p>
              </table:table-cell>
              <table:table-cell office:value-type="float" office:value="0.0486607333333333">
                <text:p>0.048660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9752226">
                <text:p>0.009752226</text:p>
              </table:table-cell>
              <table:table-cell office:value-type="float" office:value="0.004502746">
                <text:p>0.004502746</text:p>
              </table:table-cell>
              <table:table-cell office:value-type="float" office:value="0.005572918">
                <text:p>0.005572918</text:p>
              </table:table-cell>
              <table:table-cell office:value-type="float" office:value="0.004019905">
                <text:p>0.004019905</text:p>
              </table:table-cell>
              <table:table-cell office:value-type="float" office:value="0.05445223">
                <text:p>0.054452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61cm" svg:height="11.558cm" xlink:href="." xlink:type="simple" chart:class="chart:scatter" chart:style-name="ch1">
        <chart:legend chart:legend-position="end" svg:x="16.529cm" svg:y="4.733cm" style:legend-expansion="high" chart:style-name="ch2"/>
        <chart:plot-area chart:style-name="ch3" chart:data-source-has-labels="both" svg:x="0.389cm" svg:y="0.231cm" svg:width="15.751cm" svg:height="11.096cm">
          <chartooo:coordinate-region svg:x="1.301cm" svg:y="0.43cm" svg:width="14.652cm" svg:height="10.25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series chart:style-name="ch9" chart:values-cell-range-address="local-table.$F$2:.$F$11" chart:label-cell-address="local-table.$F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рускала</text:p>
              </table:table-cell>
              <table:table-cell office:value-type="string">
                <text:p>Прима</text:p>
              </table:table-cell>
              <table:table-cell office:value-type="string">
                <text:p>Борувка</text:p>
              </table:table-cell>
              <table:table-cell office:value-type="string">
                <text:p>буст при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391531">
                <text:p>0.007391531</text:p>
              </table:table-cell>
              <table:table-cell office:value-type="float" office:value="0.005448121">
                <text:p>0.005448121</text:p>
              </table:table-cell>
              <table:table-cell office:value-type="float" office:value="0.005142913">
                <text:p>0.005142913</text:p>
              </table:table-cell>
              <table:table-cell office:value-type="float" office:value="0.003160669">
                <text:p>0.003160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571049">
                <text:p>0.01571049</text:p>
              </table:table-cell>
              <table:table-cell office:value-type="float" office:value="0.009829263">
                <text:p>0.009829263</text:p>
              </table:table-cell>
              <table:table-cell office:value-type="float" office:value="0.009470307">
                <text:p>0.009470307</text:p>
              </table:table-cell>
              <table:table-cell office:value-type="float" office:value="0.007043732">
                <text:p>0.007043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455753">
                <text:p>0.02455753</text:p>
              </table:table-cell>
              <table:table-cell office:value-type="float" office:value="0.01491461">
                <text:p>0.01491461</text:p>
              </table:table-cell>
              <table:table-cell office:value-type="float" office:value="0.01526963">
                <text:p>0.01526963</text:p>
              </table:table-cell>
              <table:table-cell office:value-type="float" office:value="0.0111691">
                <text:p>0.0111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312454">
                <text:p>0.03312454</text:p>
              </table:table-cell>
              <table:table-cell office:value-type="float" office:value="0.0186312">
                <text:p>0.0186312</text:p>
              </table:table-cell>
              <table:table-cell office:value-type="float" office:value="0.02111032">
                <text:p>0.02111032</text:p>
              </table:table-cell>
              <table:table-cell office:value-type="float" office:value="0.01506371">
                <text:p>0.01506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264185">
                <text:p>0.04264185</text:p>
              </table:table-cell>
              <table:table-cell office:value-type="float" office:value="0.02172899">
                <text:p>0.02172899</text:p>
              </table:table-cell>
              <table:table-cell office:value-type="float" office:value="0.02611078">
                <text:p>0.02611078</text:p>
              </table:table-cell>
              <table:table-cell office:value-type="float" office:value="0.01911547">
                <text:p>0.01911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178375">
                <text:p>0.05178375</text:p>
              </table:table-cell>
              <table:table-cell office:value-type="float" office:value="0.02887532">
                <text:p>0.02887532</text:p>
              </table:table-cell>
              <table:table-cell office:value-type="float" office:value="0.03008164">
                <text:p>0.03008164</text:p>
              </table:table-cell>
              <table:table-cell office:value-type="float" office:value="0.02307153">
                <text:p>0.02307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613519">
                <text:p>0.0613519</text:p>
              </table:table-cell>
              <table:table-cell office:value-type="float" office:value="0.03261221">
                <text:p>0.03261221</text:p>
              </table:table-cell>
              <table:table-cell office:value-type="float" office:value="0.03717793">
                <text:p>0.03717793</text:p>
              </table:table-cell>
              <table:table-cell office:value-type="float" office:value="0.0268707">
                <text:p>0.0268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7173922">
                <text:p>0.07173922</text:p>
              </table:table-cell>
              <table:table-cell office:value-type="float" office:value="0.03624851">
                <text:p>0.03624851</text:p>
              </table:table-cell>
              <table:table-cell office:value-type="float" office:value="0.04122066">
                <text:p>0.04122066</text:p>
              </table:table-cell>
              <table:table-cell office:value-type="float" office:value="0.03203597">
                <text:p>0.03203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8472573">
                <text:p>0.08472573</text:p>
              </table:table-cell>
              <table:table-cell office:value-type="float" office:value="0.04268473">
                <text:p>0.04268473</text:p>
              </table:table-cell>
              <table:table-cell office:value-type="float" office:value="0.04699276">
                <text:p>0.04699276</text:p>
              </table:table-cell>
              <table:table-cell office:value-type="float" office:value="0.03770528">
                <text:p>0.03770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752226">
                <text:p>0.09752226</text:p>
              </table:table-cell>
              <table:table-cell office:value-type="float" office:value="0.04502746">
                <text:p>0.04502746</text:p>
              </table:table-cell>
              <table:table-cell office:value-type="float" office:value="0.05572918">
                <text:p>0.05572918</text:p>
              </table:table-cell>
              <table:table-cell office:value-type="float" office:value="0.04019905">
                <text:p>0.040199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3cm" svg:height="12.08cm" xlink:href="." xlink:type="simple" chart:class="chart:scatter" chart:style-name="ch1">
        <chart:legend chart:legend-position="end" svg:x="16.151cm" svg:y="4.994cm" style:legend-expansion="high" chart:style-name="ch2"/>
        <chart:plot-area chart:style-name="ch3" chart:data-source-has-labels="both" svg:x="0.381cm" svg:y="0.241cm" svg:width="15.389cm" svg:height="11.598cm">
          <chartooo:coordinate-region svg:x="0.817cm" svg:y="0.44cm" svg:width="14.29cm" svg:height="10.752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D$2:.$D$11" chart:label-cell-address="local-table.$D$1" chart:class="chart:scatter">
            <chart:data-point chart:repeated="10"/>
          </chart:series>
          <chart:series chart:style-name="ch8" chart:values-cell-range-address="local-table.$E$2:.$E$11" chart:label-cell-address="local-table.$E$1" chart:class="chart:scatter">
            <chart:data-point chart:repeated="10"/>
          </chart:series>
          <chart:series chart:style-name="ch9" chart:values-cell-range-address="local-table.$F$2:.$F$11" chart:label-cell-address="local-table.$F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Крускала</text:p>
              </table:table-cell>
              <table:table-cell office:value-type="string">
                <text:p>Прима</text:p>
              </table:table-cell>
              <table:table-cell office:value-type="string">
                <text:p>Борувка</text:p>
              </table:table-cell>
              <table:table-cell office:value-type="string">
                <text:p>буст прим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391531">
                <text:p>0.007391531</text:p>
              </table:table-cell>
              <table:table-cell office:value-type="float" office:value="0.005448121">
                <text:p>0.005448121</text:p>
              </table:table-cell>
              <table:table-cell office:value-type="float" office:value="0.005142913">
                <text:p>0.005142913</text:p>
              </table:table-cell>
              <table:table-cell office:value-type="float" office:value="0.003160669">
                <text:p>0.003160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7855245">
                <text:p>0.007855245</text:p>
              </table:table-cell>
              <table:table-cell office:value-type="float" office:value="0.0049146315">
                <text:p>0.0049146315</text:p>
              </table:table-cell>
              <table:table-cell office:value-type="float" office:value="0.0047351535">
                <text:p>0.0047351535</text:p>
              </table:table-cell>
              <table:table-cell office:value-type="float" office:value="0.003521866">
                <text:p>0.003521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818584333333333">
                <text:p>0.00818584333333333</text:p>
              </table:table-cell>
              <table:table-cell office:value-type="float" office:value="0.00497153666666667">
                <text:p>0.00497153666666667</text:p>
              </table:table-cell>
              <table:table-cell office:value-type="float" office:value="0.00508987666666667">
                <text:p>0.00508987666666667</text:p>
              </table:table-cell>
              <table:table-cell office:value-type="float" office:value="0.00372303333333333">
                <text:p>0.0037230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8281135">
                <text:p>0.008281135</text:p>
              </table:table-cell>
              <table:table-cell office:value-type="float" office:value="0.0046578">
                <text:p>0.0046578</text:p>
              </table:table-cell>
              <table:table-cell office:value-type="float" office:value="0.00527758">
                <text:p>0.00527758</text:p>
              </table:table-cell>
              <table:table-cell office:value-type="float" office:value="0.0037659275">
                <text:p>0.003765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852837">
                <text:p>0.00852837</text:p>
              </table:table-cell>
              <table:table-cell office:value-type="float" office:value="0.004345798">
                <text:p>0.004345798</text:p>
              </table:table-cell>
              <table:table-cell office:value-type="float" office:value="0.005222156">
                <text:p>0.005222156</text:p>
              </table:table-cell>
              <table:table-cell office:value-type="float" office:value="0.003823094">
                <text:p>0.00382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8630625">
                <text:p>0.008630625</text:p>
              </table:table-cell>
              <table:table-cell office:value-type="float" office:value="0.00481255333333333">
                <text:p>0.00481255333333333</text:p>
              </table:table-cell>
              <table:table-cell office:value-type="float" office:value="0.00501360666666667">
                <text:p>0.00501360666666667</text:p>
              </table:table-cell>
              <table:table-cell office:value-type="float" office:value="0.003845255">
                <text:p>0.003845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876455714285714">
                <text:p>0.00876455714285714</text:p>
              </table:table-cell>
              <table:table-cell office:value-type="float" office:value="0.00465888714285714">
                <text:p>0.00465888714285714</text:p>
              </table:table-cell>
              <table:table-cell office:value-type="float" office:value="0.00531113285714286">
                <text:p>0.00531113285714286</text:p>
              </table:table-cell>
              <table:table-cell office:value-type="float" office:value="0.00383867142857143">
                <text:p>0.0038386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89674025">
                <text:p>0.0089674025</text:p>
              </table:table-cell>
              <table:table-cell office:value-type="float" office:value="0.00453106375">
                <text:p>0.00453106375</text:p>
              </table:table-cell>
              <table:table-cell office:value-type="float" office:value="0.0051525825">
                <text:p>0.0051525825</text:p>
              </table:table-cell>
              <table:table-cell office:value-type="float" office:value="0.00400449625">
                <text:p>0.00400449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941397">
                <text:p>0.00941397</text:p>
              </table:table-cell>
              <table:table-cell office:value-type="float" office:value="0.00474274777777778">
                <text:p>0.00474274777777778</text:p>
              </table:table-cell>
              <table:table-cell office:value-type="float" office:value="0.00522141777777778">
                <text:p>0.00522141777777778</text:p>
              </table:table-cell>
              <table:table-cell office:value-type="float" office:value="0.00418947555555556">
                <text:p>0.00418947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9752226">
                <text:p>0.009752226</text:p>
              </table:table-cell>
              <table:table-cell office:value-type="float" office:value="0.004502746">
                <text:p>0.004502746</text:p>
              </table:table-cell>
              <table:table-cell office:value-type="float" office:value="0.005572918">
                <text:p>0.005572918</text:p>
              </table:table-cell>
              <table:table-cell office:value-type="float" office:value="0.004019905">
                <text:p>0.004019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